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035cm" draw:stroke-linejoin="miter" draw:fill="solid" draw:fill-color="#000000"/>
    </style:style>
    <style:style style:name="gr2" style:family="graphic" style:parent-style-name="standard">
      <style:graphic-properties draw:stroke="none" svg:stroke-width="0.164cm" draw:stroke-linejoin="miter" draw:fill="none"/>
    </style:style>
    <style:style style:name="P1" style:family="paragraph">
      <loext:graphic-properties draw:fill="solid" draw:fill-color="#000000"/>
    </style:style>
    <style:style style:name="P2" style:family="paragraph">
      <loext:graphic-properties draw:fill="none"/>
    </style:style>
  </office:automatic-styles>
  <office:body>
    <office:drawing>
      <draw:page draw:name="page1" draw:style-name="dp1" draw:master-page-name="Default">
        <draw:g>
          <draw:path draw:style-name="gr1" draw:text-style-name="P1" draw:layer="layout" svg:width="7.133cm" svg:height="3.622cm" svg:x="4.704cm" svg:y="3.348cm" svg:viewBox="0 0 7134 3623" svg:d="M154 4c0 0-3 12-8 34s-14 55-22 98c-19 85-42 213-53 375-8 163-5 361 39 582 44 220 131 462 274 696 143 235 342 462 590 658 245 199 538 365 856 505 159 69 325 130 496 185 172 55 347 105 526 150 356 91 724 162 1096 202 371 40 746 50 1111 14 364-35 720-119 1033-272 155-77 300-170 426-279 126-110 234-234 320-368s152-277 200-419c49-142 62-288 58-427-10-280-95-530-211-725-117-196-265-334-398-428-134-94-252-148-334-180-40-17-73-27-94-34-22-8-33-12-33-12l5-13c0 0 11 3 33 10 21 8 54 17 95 34 83 32 203 84 340 178 136 93 289 232 410 431 121 196 211 451 224 737 6 142-6 294-55 442-45 146-109 294-195 434s-195 271-323 387c-129 116-276 216-436 298-320 162-684 254-1056 296s-754 38-1131 3c-378-35-752-100-1116-184-181-43-361-91-536-142-176-52-348-114-513-183-331-138-633-318-890-528-255-212-461-455-602-709-145-253-221-511-256-742-35-232-27-437-6-602 23-165 54-292 80-377 12-43 24-74 31-96s11-33 11-33z">
            <text:p/>
          </draw:path>
          <draw:path draw:style-name="gr1" draw:text-style-name="P1" draw:layer="layout" svg:width="7.643cm" svg:height="3.794cm" svg:x="0.563cm" svg:y="1.03cm" svg:viewBox="0 0 7644 3795" svg:d="M1591 3635c0 0-45-24-131-69-42-22-93-52-154-86-60-36-129-77-204-126-149-99-327-227-508-401-90-87-180-186-264-299-85-113-162-241-222-384-59-143-101-302-107-470-3-84 2-170 20-256 8-43 23-85 36-126s29-83 44-125c66-165 151-328 266-477 114-149 254-283 416-394 161-110 342-197 532-260s389-105 592-130c405-50 821-36 1230 10 410 46 815 126 1208 220 197 48 391 100 582 155 191 54 378 113 561 183 182 68 357 147 524 232 167 86 325 182 472 285 294 205 541 446 726 701 92 127 171 257 231 387 61 130 106 259 138 382 31 124 49 242 59 352 8 110 8 211 0 302-15 181-47 320-73 413-13 46-26 81-33 105-8 24-12 36-12 36l-14-5c0 0 3-12 8-36s15-60 24-107c18-93 40-232 42-409 1-88-6-186-18-291-14-105-38-217-73-334-74-232-197-482-382-718-92-118-198-233-316-343-119-110-252-212-394-311-142-98-294-189-456-271-162-83-330-162-507-231-175-68-358-132-547-189-187-58-379-114-573-165-387-102-786-186-1190-238-402-52-811-71-1207-29-395 42-781 152-1098 359-158 103-296 230-409 372-115 142-202 300-269 460-16 41-33 80-46 122-15 41-29 80-37 121-18 82-24 165-22 246 5 164 45 319 102 460 58 141 132 267 214 379 82 113 171 211 260 298 177 174 353 303 501 402 74 51 143 91 202 128 60 34 111 64 153 87 85 45 130 69 130 69z">
            <text:p/>
          </draw:path>
          <draw:path draw:style-name="gr1" draw:text-style-name="P1" draw:layer="layout" svg:width="3.565cm" svg:height="3.565cm" svg:x="4.715cm" svg:y="2.275cm" svg:viewBox="0 0 3566 3566" svg:d="M3486 2310c-185 599-659 1031-1220 1189-320 90-669 92-1010-13-422-131-760-404-979-750-269-426-357-962-196-1480 291-941 1289-1467 2230-1176 940 291 1466 1290 1175 2230z">
            <text:p/>
          </draw:path>
          <draw:path draw:style-name="gr2" draw:text-style-name="P2" draw:layer="layout" svg:width="3.565cm" svg:height="3.565cm" svg:x="4.715cm" svg:y="2.275cm" svg:viewBox="0 0 3566 3566" svg:d="M3486 2310c-185 599-659 1031-1220 1189-320 90-669 92-1010-13-422-131-760-404-979-750-269-426-357-962-196-1480 291-941 1289-1467 2230-1176 940 291 1466 1290 1175 223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svggradient0" draw:style="linear" draw:start-color="#592c2b" draw:end-color="#592c2b" draw:start-intensity="100%" draw:end-intensity="100%" draw:angle="0" draw:border="0%"/>
    <draw:gradient draw:name="svggradient1" draw:style="linear" draw:start-color="#592c2b" draw:end-color="#592c2b" draw:start-intensity="100%" draw:end-intensity="100%" draw:angle="172"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5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01T11:40:49.924811011</dc:date>
    <meta:editing-duration>PT4M26S</meta:editing-duration>
    <meta:editing-cycles>3</meta:editing-cycles>
    <meta:generator>LibreOffice/6.0.7.3$Linux_X86_64 LibreOffice_project/00m0$Build-3</meta:generator>
    <meta:document-statistic meta:object-count="5"/>
  </office:meta>
</office:document-meta>
</file>